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www.textures.com/download/grass0130/38953?q=grass" office:target-frame-name="_top" xlink:show="replace"><text:span text:style-name="Hyperlink">http://www.textures.com/download/grass0130/38953?q=grass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istrator</meta:initial-creator>
    <dc:creator>Administrator</dc:creator>
    <meta:creation-date>2017-02-13T20:01:00Z</meta:creation-date>
    <dc:date>2017-02-13T20:25:00Z</dc:date>
    <meta:template xlink:href="Normal.dotm" xlink:type="simple"/>
    <meta:editing-cycles>1</meta:editing-cycles>
    <meta:editing-duration>PT1440S</meta:editing-duration>
    <meta:document-statistic meta:page-count="1" meta:paragraph-count="1" meta:word-count="19" meta:character-count="131" meta:row-count="1" meta:non-whitespace-character-count="113"/>
  </office:meta>
</office:document-meta>
</file>